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corice Strings BRK" svg:font-family="'Licorice Strings BR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corice Strings BRK" fo:font-size="40pt" officeooo:rsid="001dddfc" officeooo:paragraph-rsid="001dddfc" style:font-size-asian="35pt" style:font-size-complex="40pt"/>
    </style:style>
    <style:style style:name="T1" style:family="text">
      <style:text-properties officeooo:rsid="001f97f6"/>
    </style:style>
    <style:style style:name="T2" style:family="text">
      <style:text-properties officeooo:rsid="00206b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Many</text:span> Bo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corice Strings BRK" svg:font-family="'Licorice Strings BR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2:51:58.882000000</meta:creation-date>
    <dc:date>2017-01-19T12:58:03.011000000</dc:date>
    <meta:editing-duration>PT6M4S</meta:editing-duration>
    <meta:editing-cycles>3</meta:editing-cycles>
    <meta:generator>LibreOffice/5.2.1.2$Windows_x86 LibreOffice_project/31dd62db80d4e60af04904455ec9c9219178d620</meta:generator>
    <meta:document-statistic meta:table-count="0" meta:image-count="0" meta:object-count="0" meta:page-count="1" meta:paragraph-count="1" meta:word-count="2" meta:character-count="8" meta:non-whitespace-character-count="7"/>
  </office:meta>
</office:document-meta>
</file>